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officeooo:paragraph-rsid="00116df3"/>
    </style:style>
    <style:style style:name="P6" style:family="paragraph" style:parent-style-name="Standard">
      <style:text-properties officeooo:paragraph-rsid="00296ef1"/>
    </style:style>
    <style:style style:name="P7" style:family="paragraph" style:parent-style-name="Standard">
      <style:text-properties officeooo:paragraph-rsid="0028f253"/>
    </style:style>
    <style:style style:name="P8" style:family="paragraph" style:parent-style-name="Standard" style:list-style-name="L1">
      <style:text-properties style:text-line-through-style="none" style:text-line-through-type="none" officeooo:rsid="00296ef1" officeooo:paragraph-rsid="00296ef1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296ef1" officeooo:paragraph-rsid="00296ef1" style:font-size-asian="12pt" style:font-size-complex="12pt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" fo:font-size="12pt" officeooo:rsid="002a256b" officeooo:paragraph-rsid="002a256b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2e7e44" officeooo:paragraph-rsid="002e7e44" style:font-size-asian="12pt" style:font-size-complex="12pt"/>
    </style:style>
    <style:style style:name="P20" style:family="paragraph" style:parent-style-name="Standard" style:list-style-name="L7">
      <style:text-properties style:text-line-through-style="none" style:text-line-through-type="none" officeooo:paragraph-rsid="00250091"/>
    </style:style>
    <style:style style:name="P21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2" style:family="paragraph" style:parent-style-name="Standard" style:list-style-name="L9">
      <style:text-properties style:text-line-through-style="none" style:text-line-through-type="none" officeooo:rsid="002e7e44" officeooo:paragraph-rsid="002e7e44"/>
    </style:style>
    <style:style style:name="P23" style:family="paragraph" style:parent-style-name="Standard" style:list-style-name="L10">
      <style:text-properties style:text-line-through-style="none" style:text-line-through-type="none" officeooo:paragraph-rsid="002b1e61"/>
    </style:style>
    <style:style style:name="P24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5" style:family="paragraph" style:parent-style-name="Standard" style:list-style-name="L8">
      <style:text-properties officeooo:paragraph-rsid="00250091"/>
    </style:style>
    <style:style style:name="P26" style:family="paragraph" style:parent-style-name="Standard" style:list-style-name="L10">
      <style:text-properties officeooo:paragraph-rsid="002b1e61"/>
    </style:style>
    <style:style style:name="P27" style:family="paragraph" style:parent-style-name="Standard" style:list-style-name="L10">
      <style:text-properties officeooo:rsid="002b1e61" officeooo:paragraph-rsid="002b1e61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292b5" style:font-size-asian="12pt" style:font-size-complex="12pt"/>
    </style:style>
    <style:style style:name="T10" style:family="text">
      <style:text-properties style:font-name="DejaVu Sans Condensed" fo:font-size="12pt" officeooo:rsid="00250091" style:font-size-asian="12pt" style:font-size-complex="12pt"/>
    </style:style>
    <style:style style:name="T11" style:family="text">
      <style:text-properties style:font-name="DejaVu Sans Condensed" fo:font-size="12pt" officeooo:rsid="00221931" style:font-size-asian="12pt" style:font-size-complex="12pt"/>
    </style:style>
    <style:style style:name="T12" style:family="text">
      <style:text-properties style:font-name="DejaVu Sans Condensed" fo:font-size="12pt" officeooo:rsid="002b1e61" style:font-size-asian="12pt" style:font-size-complex="12pt"/>
    </style:style>
    <style:style style:name="T13" style:family="text">
      <style:text-properties style:font-name="DejaVu Sans Condensed" fo:font-size="12pt" officeooo:rsid="0031855e" style:font-size-asian="12pt" style:font-size-complex="12pt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6" style:family="text">
      <style:text-properties officeooo:rsid="001e796a"/>
    </style:style>
    <style:style style:name="T17" style:family="text">
      <style:text-properties officeooo:rsid="001f81ba"/>
    </style:style>
    <style:style style:name="T18" style:family="text">
      <style:text-properties officeooo:rsid="002475c8"/>
    </style:style>
    <style:style style:name="T19" style:family="text">
      <style:text-properties officeooo:rsid="0028f253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b1e6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style="normal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296ef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31855e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270bb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250091" style:font-size-asian="12pt" style:font-size-complex="12pt"/>
    </style:style>
    <style:style style:name="T32" style:family="text">
      <style:text-properties officeooo:rsid="002b1e61"/>
    </style:style>
    <style:style style:name="T33" style:family="text">
      <style:text-properties officeooo:rsid="002f4482"/>
    </style:style>
    <style:style style:name="T34" style:family="text">
      <style:text-properties officeooo:rsid="0030e22d"/>
    </style:style>
    <style:style style:name="T35" style:family="text">
      <style:text-properties officeooo:rsid="003270b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33">1</text:span><text:span text:style-name="T34">0</text:span><text:span text:style-name="T17">3</text:span><text:span text:style-name="T16"> - </text:span><text:span text:style-name="T33">Controls </text:span><text:span text:style-name="T16">- </text:span>Throttle <text:span text:style-name="T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6"><text:span text:style-name="T20">Mode selector -- </text:span><text:span text:style-name="T22">ASP-5 Sight Aiming Mode</text:span><text:span text:style-name="T23"> </text:span><text:span text:style-name="T24">knob</text:span></text:p>
      <text:list xml:id="list1655198547" text:style-name="L1">
        <text:list-item>
          <text:p text:style-name="P8"><text:span text:style-name="T8">1: </text:span><text:span text:style-name="T5">Rocket Pods (S-5M rockets)</text:span></text:p>
        </text:list-item>
        <text:list-item>
          <text:p text:style-name="P9">2: Bombs (FAB-100, FAB-250)</text:p>
        </text:list-item>
        <text:list-item>
          <text:p text:style-name="P9">3: NR-30 (cannons)</text:p>
        </text:list-item>
        <text:list-item>
          <text:p text:style-name="P9">4: Guided Missiles (K-13A/R-3S (AA-2 Atoll))</text:p>
        </text:list-item>
        <text:list-item>
          <text:p text:style-name="P10">5: --</text:p>
        </text:list-item>
      </text:list>
      <text:p text:style-name="P1">Flaps lever</text:p>
      <text:list xml:id="list4252637324" text:style-name="L2">
        <text:list-item>
          <text:p text:style-name="P11"><text:span text:style-name="T1">Axis</text:span><text:span text:style-name="T2">: --</text:span></text:p>
        </text:list-item>
      </text:list>
      <text:p text:style-name="P1">T1 switch</text:p>
      <text:list xml:id="list3866749014" text:style-name="L3">
        <text:list-item>
          <text:p text:style-name="P12">F: --</text:p>
        </text:list-item>
      </text:list>
      <text:p text:style-name="P1">T2 switch</text:p>
      <text:list xml:id="list3528214297" text:style-name="L4">
        <text:list-item>
          <text:p text:style-name="P13">F: --</text:p>
        </text:list-item>
      </text:list>
      <text:p text:style-name="P1">T3 switch</text:p>
      <text:list xml:id="list2691129377" text:style-name="L5">
        <text:list-item>
          <text:p text:style-name="P15">F: --</text:p>
        </text:list-item>
      </text:list>
      <text:p text:style-name="P1">T4 switch</text:p>
      <text:list xml:id="list3439259653" text:style-name="L6">
        <text:list-item>
          <text:p text:style-name="P16">F: --</text:p>
        </text:list-item>
      </text:list>
      <text:p text:style-name="P7"><text:span text:style-name="T20">Lighted Buttons -- </text:span><text:span text:style-name="T21">Weapon arming</text:span></text:p>
      <text:list xml:id="list847947901" text:style-name="L7">
        <text:list-item>
          <text:p text:style-name="P20"><text:span text:style-name="T7">B1</text:span><text:span text:style-name="T8">: </text:span><text:span text:style-name="T12">Left Gun Elec. Power</text:span><text:span text:style-name="T13"> toggle<text:tab/><text:tab/></text:span><text:span text:style-name="T7">B2: </text:span><text:span text:style-name="T12">Right Gun Elec. Power</text:span><text:span text:style-name="T9"><text:tab/></text:span><text:span text:style-name="T13"> toggle</text:span><text:span text:style-name="T7"><text:tab/>B3: </text:span><text:span text:style-name="T10">--</text:span></text:p>
        </text:list-item>
      </text:list>
      <text:list xml:id="list333511509" text:style-name="L8">
        <text:list-item>
          <text:p text:style-name="P25"><text:span text:style-name="T28">B4: </text:span><text:span text:style-name="T27">Left Gun Arm button</text:span><text:span text:style-name="T29"> </text:span><text:span text:style-name="T30">press</text:span><text:span text:style-name="T27"><text:tab/><text:tab/></text:span><text:span text:style-name="T28">B5: </text:span><text:span text:style-name="T27">Right Gun Arm button</text:span><text:span text:style-name="T30"> press</text:span><text:span text:style-name="T27"><text:tab/></text:span><text:span text:style-name="T29"><text:tab/></text:span><text:span text:style-name="T28">B6: </text:span><text:span text:style-name="T31">--</text:span></text:p>
        </text:list-item>
      </text:list>
      <text:p text:style-name="P5"><text:span text:style-name="T14">T5 switch -- </text:span><text:span text:style-name="T15">Landing </text:span><text:span text:style-name="T14">Gear</text:span></text:p>
      <text:list xml:id="list3155493455" text:style-name="L9">
        <text:list-item>
          <text:p text:style-name="P21"><text:span text:style-name="T8">U/D: </text:span><text:span text:style-name="T11">Landing </text:span><text:span text:style-name="T8">Gear up/down</text:span></text:p>
        </text:list-item>
        <text:list-item>
          <text:p text:style-name="P22"><text:span text:style-name="T8">S-</text:span><text:span text:style-name="T5">U: Drag Chute button cover open</text:span></text:p>
        </text:list-item>
        <text:list-item>
          <text:p text:style-name="P19">S-D: Drag Chute deploy</text:p>
        </text:list-item>
      </text:list>
      <text:p text:style-name="P1">T6 switch -- Flaps</text:p>
      <text:list xml:id="list169987411" text:style-name="L10">
        <text:list-item>
          <text:p text:style-name="P23"><text:span text:style-name="T8">U: </text:span><text:span text:style-name="T12">Flaps up</text:span></text:p>
        </text:list-item>
        <text:list-item>
          <text:p text:style-name="P26"><text:span text:style-name="T26">D: </text:span><text:span text:style-name="T27">Flaps takeoff position</text:span></text:p>
        </text:list-item>
        <text:list-item>
          <text:p text:style-name="P27"><text:span text:style-name="T27">S-</text:span><text:span text:style-name="T25">D: Flaps landing position</text:span></text:p>
        </text:list-item>
      </text:list>
      <text:p text:style-name="P1">T7 switch -- Canopy</text:p>
      <text:list xml:id="list3728866894" text:style-name="L11">
        <text:list-item>
          <text:p text:style-name="P14">U/<text:span text:style-name="T32">D</text:span>: Canopy <text:span text:style-name="T18">open/close</text:span></text:p>
        </text:list-item>
      </text:list>
      <text:p text:style-name="P1">E1 dial -- <text:span text:style-name="T1">Kneeboard</text:span></text:p>
      <text:list xml:id="list3863958110" text:style-name="L12">
        <text:list-item>
          <text:p text:style-name="P17">P: Kneeboard toggle</text:p>
        </text:list-item>
        <text:list-item>
          <text:p text:style-name="P24"><text:span text:style-name="T6">L/R</text:span><text:span text:style-name="T7">: Flip pages</text:span></text:p>
        </text:list-item>
      </text:list>
      <text:p text:style-name="P1">E2 dial -- <text:span text:style-name="T19">no </text:span><text:span text:style-name="T1">NVGs</text:span></text:p>
      <text:list xml:id="list752665827" text:style-name="L13">
        <text:list-item>
          <text:p text:style-name="P18">P: --</text:p>
        </text:list-item>
        <text:list-item>
          <text:p text:style-name="P18"><text:span text:style-name="T4">L/R</text:span>: --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9T19:55:02.005000000</dc:date>
    <meta:editing-duration>PT3H8M43S</meta:editing-duration>
    <meta:editing-cycles>3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8" meta:word-count="179" meta:character-count="868" meta:non-whitespace-character-count="744"/>
  </office:meta>
</office:document-meta>
</file>